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 style:list-style-name="WWNum3">
      <style:paragraph-properties fo:margin-left="1.27cm" fo:margin-right="0cm" fo:text-indent="-0.635cm" style:auto-text-indent="false"/>
    </style:style>
    <style:style style:name="P2" style:family="paragraph" style:parent-style-name="normal">
      <style:paragraph-properties fo:margin-left="0cm" fo:margin-right="0cm" fo:text-indent="0cm" style:auto-text-indent="false"/>
    </style:style>
    <style:style style:name="P3" style:family="paragraph" style:parent-style-name="normal">
      <style:paragraph-properties fo:margin-left="0cm" fo:margin-right="0cm" fo:text-indent="0cm" style:auto-text-indent="false"/>
      <style:text-properties fo:color="#ffffff" loext:opacity="100%" style:font-name="Courier New" fo:font-size="10.5pt" style:font-name-asian="Courier New1" style:font-size-asian="10.5pt" style:font-name-complex="Courier New1" style:font-size-complex="10.5pt" fo:background-color="#000000"/>
    </style:style>
    <style:style style:name="P4" style:family="paragraph" style:parent-style-name="normal">
      <style:paragraph-properties fo:margin-left="0cm" fo:margin-right="0cm" fo:text-indent="0cm" style:auto-text-indent="false"/>
      <style:text-properties fo:color="#ffffff" loext:opacity="100%" style:font-name="Courier New" fo:font-size="10.5pt" style:font-name-asian="Courier New1" style:font-size-asian="10.5pt" style:font-name-complex="Courier New1" style:font-size-complex="10.5pt"/>
    </style:style>
    <style:style style:name="P5" style:family="paragraph" style:parent-style-name="normal">
      <style:text-properties style:font-name="Courier New" fo:font-size="10.5pt" style:font-name-asian="Courier New1" style:font-size-asian="10.5pt" style:font-name-complex="Courier New1" style:font-size-complex="10.5pt"/>
    </style:style>
    <style:style style:name="P6" style:family="paragraph" style:parent-style-name="normal">
      <style:paragraph-properties fo:margin-left="0cm" fo:margin-right="0cm" fo:text-indent="0cm" style:auto-text-indent="false"/>
      <style:text-properties style:font-name="Courier New" fo:font-size="10.5pt" style:font-name-asian="Courier New1" style:font-size-asian="10.5pt" style:font-name-complex="Courier New1" style:font-size-complex="10.5pt"/>
    </style:style>
    <style:style style:name="P7" style:family="paragraph" style:parent-style-name="normal" style:list-style-name="WWNum5">
      <style:paragraph-properties fo:margin-left="1.27cm" fo:margin-right="0cm" fo:text-indent="-0.635cm" style:auto-text-indent="false"/>
    </style:style>
    <style:style style:name="P8" style:family="paragraph" style:parent-style-name="normal" style:list-style-name="WWNum4">
      <style:paragraph-properties fo:margin-left="1.27cm" fo:margin-right="0cm" fo:text-indent="-0.635cm" style:auto-text-indent="false"/>
    </style:style>
    <style:style style:name="P9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10" style:family="paragraph" style:parent-style-name="normal" style:list-style-name="WWNum2">
      <style:paragraph-properties fo:margin-left="1.27cm" fo:margin-right="0cm" fo:text-indent="-0.635cm" style:auto-text-indent="false"/>
    </style:style>
    <style:style style:name="P11" style:family="paragraph" style:parent-style-name="normal" style:master-page-name="Standard">
      <style:paragraph-properties style:page-number="1"/>
      <style:text-properties officeooo:paragraph-rsid="00182d78"/>
    </style:style>
    <style:style style:name="P12" style:family="paragraph" style:parent-style-name="normal">
      <style:text-properties officeooo:paragraph-rsid="00182d78"/>
    </style:style>
    <style:style style:name="T1" style:family="text">
      <style:text-properties style:text-underline-style="none"/>
    </style:style>
    <style:style style:name="T2" style:family="text">
      <style:text-properties fo:color="#2e95d3" loext:opacity="100%" style:font-name="Courier New" fo:font-size="10.5pt" style:font-name-asian="Courier New1" style:font-size-asian="10.5pt" style:font-name-complex="Courier New1" style:font-size-complex="10.5pt" fo:background-color="#000000"/>
    </style:style>
    <style:style style:name="T3" style:family="text">
      <style:text-properties fo:color="#ffffff" loext:opacity="100%" style:font-name="Courier New" fo:font-size="10.5pt" style:font-name-asian="Courier New1" style:font-size-asian="10.5pt" style:font-name-complex="Courier New1" style:font-size-complex="10.5pt" fo:background-color="#000000"/>
    </style:style>
    <style:style style:name="T4" style:family="text">
      <style:text-properties fo:color="#e9950c" loext:opacity="100%" style:font-name="Courier New" fo:font-size="10.5pt" style:font-name-asian="Courier New1" style:font-size-asian="10.5pt" style:font-name-complex="Courier New1" style:font-size-complex="10.5pt" fo:background-color="#000000"/>
    </style:style>
    <style:style style:name="T5" style:family="text">
      <style:text-properties fo:color="#00a67d" loext:opacity="100%" style:font-name="Courier New" fo:font-size="10.5pt" style:font-name-asian="Courier New1" style:font-size-asian="10.5pt" style:font-name-complex="Courier New1" style:font-size-complex="10.5pt" fo:background-color="#000000"/>
    </style:style>
    <style:style style:name="T6" style:family="text">
      <style:text-properties fo:color="#f22c3d" loext:opacity="100%" style:font-name="Courier New" fo:font-size="10.5pt" style:font-name-asian="Courier New1" style:font-size-asian="10.5pt" style:font-name-complex="Courier New1" style:font-size-complex="10.5pt" fo:background-color="#000000"/>
    </style:style>
    <style:style style:name="T7" style:family="text">
      <style:text-properties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style:font-name="Courier New" fo:font-size="10.5pt" style:text-underline-style="none" style:font-name-asian="Courier New1" style:font-size-asian="10.5pt" style:font-name-complex="Courier New1" style:font-size-complex="10.5pt"/>
    </style:style>
    <style:style style:name="T9" style:family="text">
      <style:text-properties officeooo:rsid="00182d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9">Данная программа была написана для университетской дисциплины “Компьютерные сети”, подробное описание ее работы вы можете прочитать ниже : </text:span></text:p>
      <text:p text:style-name="P12"><text:line-break/>Моя программа состоит из двух частей : </text:p>
      <text:list xml:id="list2435975562" text:style-name="WWNum3">
        <text:list-item>
          <text:p text:style-name="P1">клиент 2) сервер. </text:p>
        </text:list-item>
      </text:list>
      <text:p text:style-name="P2">Клиент - реактJS + Socket.io client<text:line-break/>Бэкендовая часть - нода + express + nodemon , socket.io </text:p>
      <text:p text:style-name="P2"/>
      <text:p text:style-name="P2">Объяснение работы приложения : <text:line-break/>Приложение создано максимально просто, на бэкендовой части находится файлы : index.js, route.js , users.js u utils.js</text:p>
      <text:p text:style-name="P2">index.js : <text:s/>в этом файле происходит обмен сообщений между пользователями в режиме реального времени. ЭкспрессJs используется для создания веб-сервера, Socket.io для обработки действий связи и хттп для создания сервера .</text:p>
      <text:p text:style-name="P2"/>
      <text:p text:style-name="P2">Импорт зависимостей : </text:p>
      <text:p text:style-name="P2"><text:span text:style-name="T2">const</text:span><text:span text:style-name="T3"> express = </text:span><text:span text:style-name="T4">require</text:span><text:span text:style-name="T3">(</text:span><text:span text:style-name="T5">'express'</text:span><text:span text:style-name="T3">);</text:span></text:p>
      <text:p text:style-name="P2"><text:span text:style-name="T2">const</text:span><text:span text:style-name="T3"> http = </text:span><text:span text:style-name="T4">require</text:span><text:span text:style-name="T3">(</text:span><text:span text:style-name="T5">'http'</text:span><text:span text:style-name="T3">);</text:span></text:p>
      <text:p text:style-name="P2"><text:span text:style-name="T2">const</text:span><text:span text:style-name="T3"> { </text:span><text:span text:style-name="T6">Server</text:span><text:span text:style-name="T3"> } = </text:span><text:span text:style-name="T4">require</text:span><text:span text:style-name="T3">(</text:span><text:span text:style-name="T5">'socket.io'</text:span><text:span text:style-name="T3">);</text:span></text:p>
      <text:p text:style-name="P2"><text:span text:style-name="T2">const</text:span><text:span text:style-name="T3"> cors = </text:span><text:span text:style-name="T4">require</text:span><text:span text:style-name="T3">(</text:span><text:span text:style-name="T5">'cors'</text:span><text:span text:style-name="T3">);</text:span></text:p>
      <text:p text:style-name="P2"><text:span text:style-name="T2">const</text:span><text:span text:style-name="T3"> app = </text:span><text:span text:style-name="T6">express</text:span><text:span text:style-name="T3">();</text:span></text:p>
      <text:p text:style-name="P3"/>
      <text:p text:style-name="P4"/>
      <text:p text:style-name="P3"/>
      <text:p text:style-name="P2"><text:span text:style-name="T7">установление и использование выходных маршрутов возможно благодаря встроенному модулю ноды route, используется с помощью функции app.use() для обработки входных запросов.<text:line-break/>Сервер создан благодаря встроенному модулю http-сервера, который создан на основе экспрессJS </text:span></text:p>
      <text:p text:style-name="P6"/>
      <text:p text:style-name="P2"><text:span text:style-name="T7">Создание сокет сервера возможно благодаря модулю socket.io, и серверу, который вытащен из этого модуля с помощью деструктуризации </text:span></text:p>
      <text:p text:style-name="P6"/>
      <text:p text:style-name="P6"/>
      <text:p text:style-name="P2"><text:span text:style-name="T7">const io = new Server(server, {</text:span></text:p>
      <text:p text:style-name="P2"><text:span text:style-name="T7"><text:tab/>cors: {</text:span></text:p>
      <text:p text:style-name="P2"><text:span text:style-name="T7"><text:tab/><text:tab/>origin: '*',</text:span></text:p>
      <text:p text:style-name="P2"><text:span text:style-name="T7"><text:tab/><text:tab/>methods: ['GET', 'POST'],</text:span></text:p>
      <text:p text:style-name="P2"><text:span text:style-name="T7"><text:tab/>},</text:span></text:p>
      <text:p text:style-name="P2"><text:span text:style-name="T7">});</text:span></text:p>
      <text:p text:style-name="P6"/>
      <text:p text:style-name="P2"><text:span text:style-name="T7">второй параметр, который передается в сокет после экспрессовского сервера - имеет в себе настройки CORS для разрешения запросов со всех источников и разрешения методов гет и пост . </text:span></text:p>
      <text:p text:style-name="P6"/>
      <text:p text:style-name="P2"><text:span text:style-name="T7">Обработка действий подключения, отсоединения , отправки сообщений реализована с помощью сокетов, первого параметра действий типа строки и колбэк-функции, которая подключает юзера в комнату, во внутренней логике проверяет существует ли указаный юзер, и если существует, то </text:span><text:soft-page-break/><text:span text:style-name="T7">выкидывает другую инфо. Также реализована отправка сообщений через socket.broadcast.to </text:span></text:p>
      <text:p text:style-name="P6"/>
      <text:p text:style-name="P2"><text:span text:style-name="T7">ну и в самом конце написан слушатель сервера по 5000-ному порту для его работы. </text:span></text:p>
      <text:p text:style-name="P6"/>
      <text:p text:style-name="P2"><text:span text:style-name="T7">Объяснение работы users.js </text:span></text:p>
      <text:p text:style-name="P2"><text:span text:style-name="T7">В нем содержатся функции, которые импортируются в index.js и после выполняют логику поиска, добавления и удаления юзера. </text:span></text:p>
      <text:p text:style-name="P2"><text:span text:style-name="T7">Быстрое ревью функций : </text:span></text:p>
      <text:list xml:id="list2052503085" text:style-name="WWNum5">
        <text:list-item>
          <text:p text:style-name="P7"><text:span text:style-name="T7">findUser(user) принимает юзера, user является объектом, внутри которого содержится два свойства типа стинг ‘name’ u ‘room’,<text:line-break/>Возвращает найденого пользователя или undefined </text:span></text:p>
        </text:list-item>
        <text:list-item>
          <text:p text:style-name="P7"><text:span text:style-name="T7">addUser(user) добавляет нового пользователя к списку users , если пользователь не существует, или возвращает уже существующего пользователя</text:span></text:p>
        </text:list-item>
        <text:list-item>
          <text:p text:style-name="P7"><text:span text:style-name="T7">getRoomUser(room) - возвращает массив пользователей, которые находятся в указанной комнате . Параметр функции room строчного типа. </text:span></text:p>
        </text:list-item>
        <text:list-item>
          <text:p text:style-name="P7"><text:span text:style-name="T7">removeUser(user) - удаляет пользователя из списка, если такой пользователь существует. Объект user имеет в себе два значения строкового типа, которые описаны выше. </text:span></text:p>
        </text:list-item>
      </text:list>
      <text:p text:style-name="P2"><text:span text:style-name="T7">utils.js - имеет в себе одну функцию, которая вынесена в отдельный файд для переиспользования. Удаляет пробелы и приводит строчные типы к нижнему регистру <text:line-break/>Описание клиентской части приложения : <text:line-break/>Содержит такие папки : <text:line-break/>- node_modules - зависимости, которые нужны для работы проекта </text:span></text:p>
      <text:p text:style-name="P2"><text:span text:style-name="T7">- public - папка с хтмл документом и иконкой, именно в index.html в этой папке компилируется вся jsx-разметка ректа</text:span></text:p>
      <text:p text:style-name="P2"><text:span text:style-name="T7">- src - папка, которая содержит функциональные компоненты (components), img (папка с картинками), styles (папка с css стилями, которые подключаются по принятому сейчас модульному сценарию через импорт отдельного файла стилей в функциональную компоненту. </text:span></text:p>
      <text:p text:style-name="P2"><text:span text:style-name="T7">- все остальные файлы для тестирования которые дефолтно сгенерированы командой npx create-react-app ( в тестировании реакт компонентов ничего не понимаю) включая файл сборки реакт-проекта index.js , в котором установлен роутинг, создание корневого элемента и рендер функционального компонента App.jsx</text:span></text:p>
      <text:p text:style-name="P2"><text:span text:style-name="T7">Более подробная структура : </text:span></text:p>
      <text:list xml:id="list2687308079" text:style-name="WWNum4">
        <text:list-item>
          <text:p text:style-name="P8"><text:span text:style-name="T7">Папка components - имеет в себе функциональные реакт компоненты, к которым подключен роутинг, который происходит в функциональной компоненте AppRoutes.jsx с помощью react-router-dom, синтаксис 6 версии. Реакт-роутер отдельная библиотека для роутинга. </text:span></text:p>
        </text:list-item>
        <text:list-item>
          <text:p text:style-name="P8"><text:span text:style-name="T7">функциональный компонент Chat.jsx отвечает за визуальный рендер и функциональность чат-интерфейса </text:span></text:p>
        </text:list-item>
      </text:list>
      <text:p text:style-name="P2"><text:span text:style-name="T7">В нем находятся такие стейты : <text:line-break/></text:span></text:p>
      <text:list xml:id="list1714435976" text:style-name="WWNum1">
        <text:list-item>
          <text:p text:style-name="P9"><text:span text:style-name="T7"><text:s/>state, setState - массив уведомлений чата, когда отправляется новое сообщение выполняется setState(), который в аргументах </text:span><text:soft-page-break/><text:span text:style-name="T7">имеет последнее сообщение и добавляет его в конец существующего массива и сообщение отображается на экране. </text:span></text:p>
        </text:list-item>
        <text:list-item>
          <text:p text:style-name="P9"><text:span text:style-name="T7">params, setParams - объект, изначально пустой, который имеет в себе два стринга рум и юзер из ЮРЛ-запроса, который потом передаются на бэк</text:span></text:p>
        </text:list-item>
        <text:list-item>
          <text:p text:style-name="P9"><text:span text:style-name="T7">users, setUsers - число, изначально ноль, которые отображает количество пользователей в текущей комнате </text:span></text:p>
        </text:list-item>
        <text:list-item>
          <text:p text:style-name="P9"><text:span text:style-name="T7">message, setMessage - строчный тип, текстовое сообщение, которое вводится пользователем</text:span></text:p>
        </text:list-item>
        <text:list-item>
          <text:p text:style-name="P9"><text:span text:style-name="T7">isOpen, setIsOpen - булевый стейт, который показывает открыто ли окно выбора эмодзи, сами же эмодзи импортнуты из другой библиотеки emoji-react-picker. Этот компонент импортируется в компонент чата и на него повешен обработчик клика, который смотрит открыта ли сейчас окно выбора эмодзи, и инвертит значение</text:span></text:p>
        </text:list-item>
      </text:list>
      <text:p text:style-name="P5"/>
      <text:p text:style-name="normal"><text:span text:style-name="T7">Импорты : </text:span></text:p>
      <text:p text:style-name="normal"><text:span text:style-name="T7">Импортируется хук React.useEffect() который отслеживает текущую локацию благодаря хуку useLocation() из библиотеки react-router-dom и реагирует на изменение поисковой строки и при каждом новом запросе устанавливает новые параметры комнаты и name у user </text:span></text:p>
      <text:p text:style-name="normal"><text:span text:style-name="T7">Второй хук useEffect() срабатывает при отправлении нового сообщения и добавляет его в массив благодаря обработчику setState</text:span></text:p>
      <text:p text:style-name="normal"><text:span text:style-name="T7">Третий хук useEffect() срабатывает только единожды при рендере страницы и сообщает событие сокета добавление в комнату. После чего устанавливает значение количества юзеров благодаря обработчику стейта setUsers. Из важного больше ничего. Остальной код на странице jsx-разметка html-элементов, стили и обработчики событий. Так как в этом проекте я не использую даже контекста или глобальных стейтов, то передаю внутрь компонентов колбэки, которые возвращаются обратно со своими значениями ( &lt;EmojiPicker onEmojiClicl={onEmojiClick} /&gt; )<text:line-break/><text:line-break/>Компонент Main.jsx - отвечает за отображение и функциональность главной страницы входа в чат, </text:span></text:p>
      <text:p text:style-name="normal"><text:span text:style-name="T7">Стейты, которые используются в компоненте : </text:span></text:p>
      <text:list xml:id="list2991859449" text:style-name="WWNum2">
        <text:list-item>
          <text:p text:style-name="P10"><text:span text:style-name="T7">values, setValues - объект, который имеет в себе значения полей ввода имени пользователя и номер комнаты, к которой нужно подключится. </text:span></text:p>
        </text:list-item>
      </text:list>
      <text:p text:style-name="P2"><text:span text:style-name="T7">Вся остальная разметка - jsx html, в котором содержатся стили и элементы необходимые для внешнего оформления страницы. <text:line-break/>Кроме этого имеет в себе обработчики событий, которые смотрят, что значения не являются пустыми ( пустые строки являются falsy-значениями), и если они пустые, то отменяет действие по умолчанию у кнопки с типом submit, т.е, не происходит переход на другую страницу, который реализован с помощью &lt;Link&gt; из react-router-dom и обеспечивает бесшовный переход из одного компонента в другой.</text:span></text:p>
      <text:p text:style-name="P2"><text:span text:style-name="T7">Функциональный компонент Messages.jsx отвечает за отображения уведомлений в чате, является дочерним компонентом, который с помощью props-drilling принимает в себя два аргумента : messages - массив сообщений пользователей, name - строковое значение пользователя, от которого было отправлено сообщение. <text:line-break/>Далее происходит рендер сообщений с помощью метода массива map, который </text:span><text:soft-page-break/><text:span text:style-name="T7">принимает в себя имя пользователя, сообщение и индекс ( нужен для корректного отображения jsx-разметки в качестве ключа если разметка добавляется с помощью итерации.<text:line-break/>После стоит простая проверка, и если имя пользователя, который написал сообщение совпадает с текущим именем, то выдает ему специальный стиль, чтобы визуально было видно, что сообщение написано от его лица.<text:line-break/><text:line-break/>Спасибо за просмотр!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uk" fo:country="UA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uk" fo:country="UA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0T10:38:02.851006788</dc:date>
    <meta:editing-duration>PT2M41S</meta:editing-duration>
    <meta:editing-cycles>1</meta:editing-cycles>
    <meta:document-statistic meta:table-count="0" meta:image-count="0" meta:object-count="0" meta:page-count="4" meta:paragraph-count="51" meta:word-count="1014" meta:character-count="7424" meta:non-whitespace-character-count="6426"/>
    <meta:generator>LibreOffice/7.3.7.2$Linux_X86_64 LibreOffice_project/30$Build-2</meta:generator>
  </office:meta>
</office:document-meta>
</file>